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0938b2"/>
    </style:style>
    <style:style style:name="P2" style:family="paragraph" style:parent-style-name="Standard">
      <style:text-properties officeooo:rsid="0017f25a" officeooo:paragraph-rsid="000938b2"/>
    </style:style>
    <style:style style:name="P3" style:family="paragraph" style:parent-style-name="Standard">
      <style:text-properties officeooo:rsid="00190881" officeooo:paragraph-rsid="000938b2"/>
    </style:style>
    <style:style style:name="P4" style:family="paragraph" style:parent-style-name="Standard">
      <style:text-properties fo:font-weight="bold" officeooo:rsid="000fa9d3" officeooo:paragraph-rsid="000938b2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0938b2" style:font-weight-asian="bold" style:font-weight-complex="bold"/>
    </style:style>
    <style:style style:name="P6" style:family="paragraph" style:parent-style-name="Standard">
      <style:text-properties officeooo:rsid="000938b2" officeooo:paragraph-rsid="000938b2"/>
    </style:style>
    <style:style style:name="T1" style:family="text">
      <style:text-properties officeooo:rsid="001b319a"/>
    </style:style>
    <style:style style:name="T2" style:family="text">
      <style:text-properties officeooo:rsid="000866c2"/>
    </style:style>
    <style:style style:name="T3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, <text:span text:style-name="T2">softsign in the last layer</text:span></text:p>
      <text:p text:style-name="P3">Validation loss after <text:span text:style-name="T3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  <text:p text:style-name="P6">Batch size of 2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0:32:09.925428456</meta:creation-date>
    <dc:date>2019-11-20T00:32:36.274637982</dc:date>
    <meta:editing-duration>PT26S</meta:editing-duration>
    <meta:editing-cycles>1</meta:editing-cycles>
    <meta:document-statistic meta:table-count="0" meta:image-count="0" meta:object-count="0" meta:page-count="1" meta:paragraph-count="8" meta:word-count="67" meta:character-count="441" meta:non-whitespace-character-count="381"/>
    <meta:generator>LibreOffice/5.1.6.2$Linux_X86_64 LibreOffice_project/10m0$Build-2</meta:generator>
  </office:meta>
</office:document-meta>
</file>